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8.213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2.053cm" fo:break-before="auto" style:use-optimal-row-height="false"/>
    </style:style>
    <style:style style:name="ro30" style:family="table-row">
      <style:table-row-properties style:row-height="2.08cm" fo:break-before="auto" style:use-optimal-row-height="false"/>
    </style:style>
    <style:style style:name="ro31" style:family="table-row">
      <style:table-row-properties style:row-height="3.343cm" fo:break-before="auto" style:use-optimal-row-height="false"/>
    </style:style>
    <style:style style:name="ro32" style:family="table-row">
      <style:table-row-properties style:row-height="1.815cm" fo:break-before="auto" style:use-optimal-row-height="false"/>
    </style:style>
    <style:style style:name="ro33" style:family="table-row">
      <style:table-row-properties style:row-height="2.552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3">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f:=[.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f:=[.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f:=[.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f:=[.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f:=[.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f:=[.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f:=[.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f:=[.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f:=[.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f:=[.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f:=[.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f:=[.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f:=[.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f:=[.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f:=[.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f:=[.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f:=[.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f:=[.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f:=[.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f:=[.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f:=[.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f:=[.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f:=[.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f:=[.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f:=[.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f:=[.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f:=[.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f:=[.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f:=[.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f:=[.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f:=[.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f:=[.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f:=[.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f:=[.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f:=[.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f:=[.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f:=[.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f:=[.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f:=[.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f:=[.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f:=[.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f:=[.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f:=[.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f:=[.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f:=[.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f:=[.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f:=[.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f:=[.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5/10/2009 il documento contenente il codice e' l'avviso CNIPA 23 luglio 2009, pubblicato nella G.U. del 4 agosto 2009, n.179:</text:p>
            <text:p>http://gazzette.comune.jesi.an.it/2009/179/10.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1">
          <table:table-cell table:style-name="ce4" table:formula="of:=[.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f:=[.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f:=[.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f:=[.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f:=[.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f:=[.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f:=[.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f:=[.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f:=[.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29">
          <table:table-cell table:style-name="ce4" table:formula="of:=[.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0">
          <table:table-cell table:style-name="ce4" table:formula="of:=[.A169]+1" office:value-type="float" office:value="163">
            <text:p>163</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3">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1">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2">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33">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3" table:number-rows-repeated="3277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5">25/10/2009</text:date>, <text:time>22:05:0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1$Linux OpenOffice.org_project/310m11$Build-9399</meta:generator>
    <meta:initial-creator>Giuseppe Castagno</meta:initial-creator>
    <meta:editing-cycles>881</meta:editing-cycles>
    <meta:creation-date>2008-05-04T10:18:05</meta:creation-date>
    <dc:date>2009-10-25T22:05:01</dc:date>
    <dc:creator>Giuseppe Castagno</dc:creator>
    <meta:editing-duration>PT60H07M37S</meta:editing-duration>
    <meta:document-statistic meta:table-count="6" meta:cell-count="15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